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3.944cm" style:type="center"/>
          <style:tab-stop style:position="27.698cm" style:type="right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office:annotation><dc:creator>Luc Saffre</dc:creator><dc:date>2011-07-18T09:03:56.93</dc:date><text:p text:style-name="P2"><text:span text:style-name="T2">do text</text:span></text:p><text:p text:style-name="P2"><text:span text:style-name="T2">from table_body</text:span></text:p></office:annotatio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3.944cm" style:type="center"/>
          <style:tab-stop style:position="27.698cm" style:type="right"/>
        </style:tab-stops>
      </style:paragraph-properties>
    </style:style>
    <style:style style:name="MT1" style:family="text">
      <style:text-properties fo:font-size="14pt" fo:font-weight="bold" style:font-size-asian="14pt" style:font-weight-asian="bold" style:font-size-complex="14pt" style:font-weight-complex="bold"/>
    </style:style>
    <style:page-layout style:name="Mpm1">
      <style:page-layout-properties fo:page-width="29.7cm" fo:page-height="21.001cm" style:num-format="1" style:print-orientation="landscape" fo:margin-top="1.499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tracked-changes>
          <text:changed-region xml:id="ct115462568" text:id="ct115462568">
            <text:insertion>
              <office:change-info>
                <dc:creator>Luc Saffre</dc:creator>
                <dc:date>2011-11-12T15:14:00</dc:date>
              </office:change-info>
            </text:insertion>
          </text:changed-region>
        </text:tracked-changes>
        <text:p text:style-name="MP1"><text:date style:data-style-name="N37" text:date-value="2011-09-30T23:56:55.81" text:fixed="true">30.09.11</text:date> <text:time style:data-style-name="N41" text:time-value="2011-09-30T23:57:06.39" text:fixed="true">23:57:06</text:time><text:tab/><text:change-start text:change-id="ct115462568"/><text:span text:style-name="MT1">self</text:span><text:change-end text:change-id="ct115462568"/><text:tab/><text:page-number text:select-page="current">1</text:page-number> /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2-01-22T21:31:58.10</dc:date>
    <dc:creator>Luc Saffre</dc:creator>
    <meta:editing-duration>PT17M54S</meta:editing-duration>
    <meta:editing-cycles>16</meta:editing-cycles>
    <meta:generator>LibreOffice/3.4$Win32 LibreOffice_project/340m1$Build-402</meta:generator>
    <meta:document-statistic meta:table-count="0" meta:image-count="0" meta:object-count="0" meta:page-count="1" meta:paragraph-count="2" meta:word-count="7" meta:character-count="29" meta:non-whitespace-character-count="24"/>
  </office:meta>
</office:document-meta>
</file>